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Oxygen Mono" svg:font-family="'Oxygen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Noto Sans" fo:font-size="12pt" fo:language="zxx" fo:country="none" fo:font-weight="normal" officeooo:rsid="00054fa3" officeooo:paragraph-rsid="00054fa3" style:font-size-asian="12pt" style:language-asian="zxx" style:country-asian="none" style:font-weight-asian="normal" style:font-size-complex="12pt" style:language-complex="zxx" style:country-complex="none" style:font-weight-complex="normal"/>
    </style:style>
    <style:style style:name="P2" style:family="paragraph" style:parent-style-name="Standard">
      <style:text-properties style:font-name="Noto Sans" fo:font-size="12pt" fo:language="zxx" fo:country="none" fo:font-weight="normal" officeooo:rsid="003bdb7d" officeooo:paragraph-rsid="0001e715" style:font-size-asian="12pt" style:language-asian="zxx" style:country-asian="none" style:font-weight-asian="normal" style:font-size-complex="12pt" style:language-complex="zxx" style:country-complex="none" style:font-weight-complex="normal"/>
    </style:style>
    <style:style style:name="P3" style:family="paragraph" style:parent-style-name="Standard">
      <style:text-properties style:font-name="Noto Sans" fo:font-size="12pt" fo:language="zxx" fo:country="none" fo:font-weight="normal" officeooo:rsid="0001e715" officeooo:paragraph-rsid="0001e715" style:font-size-asian="12pt" style:language-asian="zxx" style:country-asian="none" style:font-weight-asian="normal" style:font-size-complex="12pt" style:language-complex="zxx" style:country-complex="none" style:font-weight-complex="normal"/>
    </style:style>
    <style:style style:name="P4" style:family="paragraph" style:parent-style-name="Standard">
      <style:text-properties style:font-name="Noto Sans" fo:font-size="12pt" fo:language="zxx" fo:country="none" fo:font-weight="normal" officeooo:rsid="002079fb" officeooo:paragraph-rsid="002079fb" style:font-size-asian="12pt" style:language-asian="zxx" style:country-asian="none" style:font-weight-asian="normal" style:font-size-complex="12pt" style:language-complex="zxx" style:country-complex="none" style:font-weight-complex="normal"/>
    </style:style>
    <style:style style:name="P5" style:family="paragraph" style:parent-style-name="Standard">
      <style:text-properties style:font-name="Noto Sans" fo:font-size="12pt" fo:language="zxx" fo:country="none" fo:font-weight="normal" officeooo:rsid="0020cd6e" officeooo:paragraph-rsid="0020cd6e" style:font-size-asian="12pt" style:language-asian="zxx" style:country-asian="none" style:font-weight-asian="normal" style:font-size-complex="12pt" style:language-complex="zxx" style:country-complex="none" style:font-weight-complex="normal"/>
    </style:style>
    <style:style style:name="P6" style:family="paragraph" style:parent-style-name="Standard">
      <style:text-properties style:font-name="Noto Sans" fo:font-size="12pt" fo:language="zxx" fo:country="none" fo:font-weight="normal" officeooo:rsid="00068ecc" officeooo:paragraph-rsid="00068ecc" style:font-size-asian="12pt" style:language-asian="zxx" style:country-asian="none" style:font-weight-asian="normal" style:font-size-complex="12pt" style:language-complex="zxx" style:country-complex="none" style:font-weight-complex="normal"/>
    </style:style>
    <style:style style:name="P7" style:family="paragraph" style:parent-style-name="Standard">
      <style:text-properties style:font-name="Noto Sans" fo:font-size="12pt" fo:language="zxx" fo:country="none" fo:font-weight="normal" officeooo:rsid="0006d563" officeooo:paragraph-rsid="0006d563" style:font-size-asian="12pt" style:language-asian="zxx" style:country-asian="none" style:font-weight-asian="normal" style:font-size-complex="12pt" style:language-complex="zxx" style:country-complex="none" style:font-weight-complex="normal"/>
    </style:style>
    <style:style style:name="P8" style:family="paragraph" style:parent-style-name="Standard">
      <style:text-properties style:font-name="Noto Sans" fo:font-size="12pt" fo:language="zxx" fo:country="none" fo:font-weight="normal" officeooo:rsid="00084097" officeooo:paragraph-rsid="00084097" style:font-size-asian="12pt" style:language-asian="zxx" style:country-asian="none" style:font-weight-asian="normal" style:font-size-complex="12pt" style:language-complex="zxx" style:country-complex="none" style:font-weight-complex="normal"/>
    </style:style>
    <style:style style:name="P9" style:family="paragraph" style:parent-style-name="Standard">
      <style:text-properties style:font-name="Noto Sans" fo:font-size="12pt" fo:language="zxx" fo:country="none" fo:font-weight="normal" officeooo:rsid="0008c6cb" officeooo:paragraph-rsid="0008c6cb" style:font-size-asian="12pt" style:language-asian="zxx" style:country-asian="none" style:font-weight-asian="normal" style:font-size-complex="12pt" style:language-complex="zxx" style:country-complex="none" style:font-weight-complex="normal"/>
    </style:style>
    <style:style style:name="P10" style:family="paragraph" style:parent-style-name="Standard">
      <style:text-properties style:font-name="Noto Sans" fo:font-size="12pt" fo:language="zxx" fo:country="none" fo:font-weight="normal" officeooo:rsid="0014a4b0" officeooo:paragraph-rsid="0014a4b0" style:font-size-asian="12pt" style:language-asian="zxx" style:country-asian="none" style:font-weight-asian="normal" style:font-size-complex="12pt" style:language-complex="zxx" style:country-complex="none" style:font-weight-complex="normal"/>
    </style:style>
    <style:style style:name="P11" style:family="paragraph" style:parent-style-name="Standard">
      <style:text-properties style:font-name="Noto Sans" fo:font-size="12pt" fo:language="zxx" fo:country="none" fo:font-weight="normal" officeooo:rsid="0016cedf" officeooo:paragraph-rsid="0018cedd" style:font-size-asian="12pt" style:language-asian="zxx" style:country-asian="none" style:font-weight-asian="normal" style:font-size-complex="12pt" style:language-complex="zxx" style:country-complex="none" style:font-weight-complex="normal"/>
    </style:style>
    <style:style style:name="P12" style:family="paragraph" style:parent-style-name="Standard">
      <style:text-properties style:font-name="Noto Sans" fo:font-size="12pt" fo:language="zxx" fo:country="none" fo:font-weight="normal" officeooo:rsid="0017d108" officeooo:paragraph-rsid="0017d108"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text-properties style:font-name="Noto Sans" fo:font-size="12pt" fo:language="zxx" fo:country="none" fo:font-weight="normal" officeooo:rsid="001a4391" officeooo:paragraph-rsid="0001e715"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text-properties style:font-name="Noto Sans" fo:font-size="12pt" fo:language="zxx" fo:country="none" fo:font-weight="normal" officeooo:rsid="0019fe01" officeooo:paragraph-rsid="0019fe01"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text-properties style:font-name="Noto Sans" fo:font-size="12pt" fo:language="zxx" fo:country="none" fo:font-weight="normal" officeooo:rsid="000c4beb" officeooo:paragraph-rsid="0019fe01"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text-properties style:font-name="Noto Sans" fo:font-size="12pt" fo:language="zxx" fo:country="none" fo:font-weight="normal" officeooo:rsid="000c4beb" officeooo:paragraph-rsid="000c4beb"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text-properties style:font-name="Noto Sans" fo:font-size="12pt" fo:language="zxx" fo:country="none" fo:font-weight="normal" officeooo:rsid="001ba154" officeooo:paragraph-rsid="001ba154"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text-properties style:font-name="Noto Sans" fo:font-size="12pt" fo:language="zxx" fo:country="none" fo:font-weight="normal" officeooo:rsid="001d2cd1" officeooo:paragraph-rsid="001d2cd1"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style:font-name="Noto Sans" fo:font-size="12pt" fo:language="zxx" fo:country="none" fo:font-weight="normal" officeooo:rsid="0025167b" officeooo:paragraph-rsid="0025167b" style:font-size-asian="12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style:font-name="Noto Sans" fo:font-size="12pt" fo:language="zxx" fo:country="none" fo:font-weight="normal" officeooo:rsid="0026f2b3" officeooo:paragraph-rsid="0026f2b3" style:font-size-asian="12pt" style:language-asian="zxx" style:country-asian="none" style:font-weight-asian="normal" style:font-size-complex="12pt" style:language-complex="zxx" style:country-complex="none" style:font-weight-complex="normal"/>
    </style:style>
    <style:style style:name="P21" style:family="paragraph" style:parent-style-name="Standard">
      <style:text-properties style:font-name="Noto Sans" fo:font-size="12pt" fo:language="zxx" fo:country="none" fo:font-weight="normal" officeooo:rsid="00296de0" officeooo:paragraph-rsid="00296de0" style:font-size-asian="12pt" style:language-asian="zxx" style:country-asian="none" style:font-weight-asian="normal" style:font-size-complex="12pt" style:language-complex="zxx" style:country-complex="none" style:font-weight-complex="normal"/>
    </style:style>
    <style:style style:name="P22" style:family="paragraph" style:parent-style-name="Standard">
      <style:text-properties style:font-name="Noto Sans" fo:font-size="12pt" fo:language="zxx" fo:country="none" fo:font-weight="normal" officeooo:rsid="002aca49" officeooo:paragraph-rsid="002aca49" style:font-size-asian="12pt" style:language-asian="zxx" style:country-asian="none" style:font-weight-asian="normal" style:font-size-complex="12pt" style:language-complex="zxx" style:country-complex="none" style:font-weight-complex="normal"/>
    </style:style>
    <style:style style:name="P23" style:family="paragraph" style:parent-style-name="Standard">
      <style:text-properties style:font-name="Noto Sans" fo:font-size="12pt" fo:language="zxx" fo:country="none" fo:font-weight="normal" officeooo:rsid="002b2ca5" officeooo:paragraph-rsid="002b2ca5" style:font-size-asian="12pt" style:language-asian="zxx" style:country-asian="none" style:font-weight-asian="normal" style:font-size-complex="12pt" style:language-complex="zxx" style:country-complex="none" style:font-weight-complex="normal"/>
    </style:style>
    <style:style style:name="P24" style:family="paragraph" style:parent-style-name="Standard">
      <style:text-properties style:font-name="Noto Sans" fo:font-size="12pt" fo:language="zxx" fo:country="none" fo:font-weight="normal" officeooo:rsid="002f6cd6" officeooo:paragraph-rsid="002f6cd6" style:font-size-asian="12pt" style:language-asian="zxx" style:country-asian="none" style:font-weight-asian="normal" style:font-size-complex="12pt" style:language-complex="zxx" style:country-complex="none" style:font-weight-complex="normal"/>
    </style:style>
    <style:style style:name="P25" style:family="paragraph" style:parent-style-name="Standard">
      <style:paragraph-properties fo:text-align="center" style:justify-single-word="false"/>
      <style:text-properties style:font-name="Noto Sans" fo:font-size="12pt" fo:language="zxx" fo:country="none" officeooo:rsid="0001e715" officeooo:paragraph-rsid="0001e715" style:font-size-asian="12pt" style:language-asian="zxx" style:country-asian="none" style:font-size-complex="12pt" style:language-complex="zxx" style:country-complex="none"/>
    </style:style>
    <style:style style:name="P26" style:family="paragraph" style:parent-style-name="Standard">
      <style:text-properties style:font-name="Noto Sans" fo:font-size="12pt" fo:language="zxx" fo:country="none" fo:font-weight="bold" officeooo:rsid="000c4beb" officeooo:paragraph-rsid="000c4beb" style:font-size-asian="12pt" style:language-asian="zxx" style:country-asian="none" style:font-weight-asian="bold" style:font-size-complex="12pt" style:language-complex="zxx" style:country-complex="none" style:font-weight-complex="bold"/>
    </style:style>
    <style:style style:name="P27" style:family="paragraph" style:parent-style-name="Standard">
      <style:text-properties style:font-name="Noto Sans" fo:font-size="12pt" fo:language="zxx" fo:country="none" fo:font-weight="bold" officeooo:rsid="000c4beb" officeooo:paragraph-rsid="00131b99" style:font-size-asian="12pt" style:language-asian="zxx" style:country-asian="none" style:font-weight-asian="bold" style:font-size-complex="12pt" style:language-complex="zxx" style:country-complex="none" style:font-weight-complex="bold"/>
    </style:style>
    <style:style style:name="P28" style:family="paragraph" style:parent-style-name="Standard">
      <style:text-properties style:font-name="Noto Sans" fo:font-size="12pt" fo:language="zxx" fo:country="none" fo:font-weight="bold" officeooo:rsid="003b2e6c" officeooo:paragraph-rsid="0001e715" style:font-size-asian="12pt" style:language-asian="zxx" style:country-asian="none" style:font-weight-asian="bold" style:font-size-complex="12pt" style:language-complex="zxx" style:country-complex="none" style:font-weight-complex="bold"/>
    </style:style>
    <style:style style:name="P29" style:family="paragraph" style:parent-style-name="Standard">
      <style:paragraph-properties fo:text-align="center" style:justify-single-word="false"/>
      <style:text-properties style:font-name="Noto Sans" fo:font-size="28pt" fo:language="zxx" fo:country="none" officeooo:rsid="0001e715" officeooo:paragraph-rsid="0001e715" style:font-size-asian="28pt" style:language-asian="zxx" style:country-asian="none" style:font-size-complex="28pt" style:language-complex="zxx" style:country-complex="none"/>
    </style:style>
    <style:style style:name="P30" style:family="paragraph" style:parent-style-name="Standard">
      <style:text-properties style:font-name="Noto Sans" fo:font-size="20pt" fo:language="zxx" fo:country="none" fo:font-weight="normal" officeooo:rsid="00038c4d" officeooo:paragraph-rsid="00038c4d" style:font-size-asian="20pt" style:language-asian="zxx" style:country-asian="none" style:font-weight-asian="normal" style:font-size-complex="20pt" style:language-complex="zxx" style:country-complex="none" style:font-weight-complex="normal"/>
    </style:style>
    <style:style style:name="P31" style:family="paragraph" style:parent-style-name="Standard">
      <style:text-properties style:font-name="Noto Sans" fo:font-size="20pt" fo:language="zxx" fo:country="none" fo:font-weight="normal" officeooo:rsid="00068ecc" officeooo:paragraph-rsid="00068ecc" style:font-size-asian="20pt" style:language-asian="zxx" style:country-asian="none" style:font-weight-asian="normal" style:font-size-complex="20pt" style:language-complex="zxx" style:country-complex="none" style:font-weight-complex="normal"/>
    </style:style>
    <style:style style:name="P32" style:family="paragraph" style:parent-style-name="Standard">
      <style:text-properties style:font-name="Noto Sans" fo:font-size="20pt" fo:language="zxx" fo:country="none" fo:font-weight="normal" officeooo:rsid="000c4beb" officeooo:paragraph-rsid="000c4beb" style:font-size-asian="20pt" style:language-asian="zxx" style:country-asian="none" style:font-weight-asian="normal" style:font-size-complex="20pt" style:language-complex="zxx" style:country-complex="none" style:font-weight-complex="normal"/>
    </style:style>
    <style:style style:name="P33" style:family="paragraph" style:parent-style-name="Standard">
      <style:text-properties style:font-name="Noto Sans" fo:font-size="20pt" fo:language="zxx" fo:country="none" officeooo:rsid="00038c4d" officeooo:paragraph-rsid="00038c4d" style:font-size-asian="20pt" style:language-asian="zxx" style:country-asian="none" style:font-size-complex="20pt" style:language-complex="zxx" style:country-complex="none"/>
    </style:style>
    <style:style style:name="P34" style:family="paragraph" style:parent-style-name="Standard">
      <style:text-properties style:font-name="Noto Sans" fo:font-size="16pt" fo:language="zxx" fo:country="none" fo:font-weight="bold" officeooo:rsid="0006d563" officeooo:paragraph-rsid="0006d563" style:font-size-asian="16pt" style:language-asian="zxx" style:country-asian="none" style:font-weight-asian="bold" style:font-size-complex="16pt" style:language-complex="zxx" style:country-complex="none" style:font-weight-complex="bold"/>
    </style:style>
    <style:style style:name="P35" style:family="paragraph" style:parent-style-name="Standard">
      <style:text-properties style:font-name="Noto Sans" fo:font-size="16pt" fo:language="zxx" fo:country="none" fo:font-weight="bold" officeooo:rsid="0008c6cb" officeooo:paragraph-rsid="0008c6cb" style:font-size-asian="16pt" style:language-asian="zxx" style:country-asian="none" style:font-weight-asian="bold" style:font-size-complex="16pt" style:language-complex="zxx" style:country-complex="none" style:font-weight-complex="bold"/>
    </style:style>
    <style:style style:name="P36" style:family="paragraph" style:parent-style-name="Standard">
      <style:text-properties style:font-name="Noto Sans" fo:font-size="16pt" fo:language="zxx" fo:country="none" fo:font-weight="bold" officeooo:rsid="0008c6cb" officeooo:paragraph-rsid="000c4beb" style:font-size-asian="16pt" style:language-asian="zxx" style:country-asian="none" style:font-weight-asian="bold" style:font-size-complex="16pt" style:language-complex="zxx" style:country-complex="none" style:font-weight-complex="bold"/>
    </style:style>
    <style:style style:name="P37" style:family="paragraph" style:parent-style-name="Standard">
      <style:text-properties style:font-name="Noto Sans" fo:font-size="16pt" fo:language="zxx" fo:country="none" fo:font-weight="bold" officeooo:rsid="000c4beb" officeooo:paragraph-rsid="000c4beb" style:font-size-asian="16pt" style:language-asian="zxx" style:country-asian="none" style:font-weight-asian="bold" style:font-size-complex="16pt" style:language-complex="zxx" style:country-complex="none" style:font-weight-complex="bold"/>
    </style:style>
    <style:style style:name="P38" style:family="paragraph" style:parent-style-name="Standard">
      <style:text-properties style:font-name="Noto Sans" fo:font-size="16pt" fo:language="zxx" fo:country="none" fo:font-weight="bold" officeooo:rsid="003b2e6c" officeooo:paragraph-rsid="0001e715" style:font-size-asian="16pt" style:language-asian="zxx" style:country-asian="none" style:font-weight-asian="bold" style:font-size-complex="16pt" style:language-complex="zxx" style:country-complex="none" style:font-weight-complex="bold"/>
    </style:style>
    <style:style style:name="P39" style:family="paragraph" style:parent-style-name="Standard">
      <style:text-properties style:font-name="Noto Sans" fo:font-size="24pt" fo:language="zxx" fo:country="none" officeooo:rsid="0001e715" officeooo:paragraph-rsid="0001e715" style:font-size-asian="24pt" style:language-asian="zxx" style:country-asian="none" style:font-size-complex="24pt" style:language-complex="zxx" style:country-complex="none"/>
    </style:style>
    <style:style style:name="P40" style:family="paragraph" style:parent-style-name="Standard" style:list-style-name="L1">
      <style:text-properties style:font-name="Noto Sans" fo:font-size="12pt" fo:language="zxx" fo:country="none" fo:font-weight="normal" officeooo:rsid="0001e715" officeooo:paragraph-rsid="0001e715" style:font-size-asian="12pt" style:language-asian="zxx" style:country-asian="none" style:font-weight-asian="normal" style:font-size-complex="12pt" style:language-complex="zxx" style:country-complex="none" style:font-weight-complex="normal"/>
    </style:style>
    <style:style style:name="P41" style:family="paragraph" style:parent-style-name="Standard" style:list-style-name="L2">
      <style:text-properties style:font-name="Noto Sans" fo:font-size="12pt" fo:language="zxx" fo:country="none" fo:font-weight="normal" officeooo:rsid="0020cd6e" officeooo:paragraph-rsid="0020cd6e"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list-style-name="L3">
      <style:text-properties style:font-name="Noto Sans" fo:font-size="12pt" fo:language="zxx" fo:country="none" fo:font-weight="normal" officeooo:rsid="0020cd6e" officeooo:paragraph-rsid="0020cd6e" style:font-size-asian="12pt" style:language-asian="zxx" style:country-asian="none" style:font-weight-asian="normal" style:font-size-complex="12pt" style:language-complex="zxx" style:country-complex="none" style:font-weight-complex="normal"/>
    </style:style>
    <style:style style:name="P43" style:family="paragraph" style:parent-style-name="Standard" style:list-style-name="L4">
      <style:text-properties style:font-name="Noto Sans" fo:font-size="12pt" fo:language="zxx" fo:country="none" fo:font-weight="normal" officeooo:rsid="00068ecc" officeooo:paragraph-rsid="00068ecc"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list-style-name="L4">
      <style:text-properties style:font-name="Noto Sans" fo:font-size="12pt" fo:language="zxx" fo:country="none" fo:font-weight="normal" officeooo:rsid="0006d563" officeooo:paragraph-rsid="0006d563" style:font-size-asian="12pt" style:language-asian="zxx" style:country-asian="none" style:font-weight-asian="normal" style:font-size-complex="12pt" style:language-complex="zxx" style:country-complex="none" style:font-weight-complex="normal"/>
    </style:style>
    <style:style style:name="P45" style:family="paragraph" style:parent-style-name="Standard" style:list-style-name="L5">
      <style:text-properties style:font-name="Noto Sans" fo:font-size="12pt" fo:language="zxx" fo:country="none" fo:font-weight="normal" officeooo:rsid="0008c6cb" officeooo:paragraph-rsid="0008c6cb" style:font-size-asian="12pt" style:language-asian="zxx" style:country-asian="none" style:font-weight-asian="normal" style:font-size-complex="12pt" style:language-complex="zxx" style:country-complex="none" style:font-weight-complex="normal"/>
    </style:style>
    <style:style style:name="P46" style:family="paragraph" style:parent-style-name="Standard" style:list-style-name="L6">
      <style:text-properties style:font-name="Noto Sans" fo:font-size="12pt" fo:language="zxx" fo:country="none" fo:font-weight="normal" officeooo:rsid="0008c6cb" officeooo:paragraph-rsid="0008c6cb" style:font-size-asian="12pt" style:language-asian="zxx" style:country-asian="none" style:font-weight-asian="normal" style:font-size-complex="12pt" style:language-complex="zxx" style:country-complex="none" style:font-weight-complex="normal"/>
    </style:style>
    <style:style style:name="P47" style:family="paragraph" style:parent-style-name="Standard" style:list-style-name="L7">
      <style:text-properties style:font-name="Noto Sans" fo:font-size="12pt" fo:language="zxx" fo:country="none" fo:font-weight="normal" officeooo:rsid="002aca49" officeooo:paragraph-rsid="002aca49" style:font-size-asian="12pt" style:language-asian="zxx" style:country-asian="none" style:font-weight-asian="normal" style:font-size-complex="12pt" style:language-complex="zxx" style:country-complex="none" style:font-weight-complex="normal"/>
    </style:style>
    <style:style style:name="P48" style:family="paragraph" style:parent-style-name="Standard" style:list-style-name="L8">
      <style:text-properties style:font-name="Noto Sans" fo:font-size="12pt" fo:language="zxx" fo:country="none" fo:font-weight="normal" officeooo:rsid="002f6cd6" officeooo:paragraph-rsid="002f6cd6"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list-style-name="L2">
      <style:text-properties style:font-name="Noto Sans" fo:font-size="12pt" fo:language="zxx" fo:country="none" fo:font-weight="bold" officeooo:rsid="0020cd6e" officeooo:paragraph-rsid="0020cd6e" style:font-size-asian="12pt" style:language-asian="zxx" style:country-asian="none" style:font-weight-asian="bold" style:font-size-complex="12pt" style:language-complex="zxx" style:country-complex="none" style:font-weight-complex="bold"/>
    </style:style>
    <style:style style:name="P50" style:family="paragraph" style:parent-style-name="Standard" style:list-style-name="L3">
      <style:text-properties style:font-name="Noto Sans" officeooo:paragraph-rsid="0020cd6e"/>
    </style:style>
    <style:style style:name="P51" style:family="paragraph" style:parent-style-name="Standard">
      <style:text-properties style:font-name="DejaVu Sans Mono" fo:font-size="11pt" fo:language="zxx" fo:country="none" fo:font-weight="normal" officeooo:rsid="003bdb7d" officeooo:paragraph-rsid="0001e715" fo:background-color="#eeeeee" style:font-size-asian="11pt" style:language-asian="zxx" style:country-asian="none" style:font-weight-asian="normal" style:font-size-complex="11pt" style:language-complex="zxx" style:country-complex="none" style:font-weight-complex="normal"/>
    </style:style>
    <style:style style:name="T1" style:family="text">
      <style:text-properties officeooo:rsid="00494268"/>
    </style:style>
    <style:style style:name="T2" style:family="text">
      <style:text-properties fo:font-weight="normal" style:font-weight-asian="normal" style:font-weight-complex="normal"/>
    </style:style>
    <style:style style:name="T3" style:family="text">
      <style:text-properties fo:font-weight="normal" officeooo:rsid="001a4391"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aca49" style:font-weight-asian="bold" style:font-weight-complex="bold"/>
    </style:style>
    <style:style style:name="T6" style:family="text">
      <style:text-properties officeooo:rsid="00068ecc"/>
    </style:style>
    <style:style style:name="T7" style:family="text">
      <style:text-properties fo:font-style="italic" style:font-style-asian="italic" style:font-style-complex="italic"/>
    </style:style>
    <style:style style:name="T8" style:family="text">
      <style:text-properties officeooo:rsid="0006d563"/>
    </style:style>
    <style:style style:name="T9" style:family="text">
      <style:text-properties officeooo:rsid="00094462"/>
    </style:style>
    <style:style style:name="T10" style:family="text">
      <style:text-properties officeooo:rsid="000b0a9e"/>
    </style:style>
    <style:style style:name="T11" style:family="text">
      <style:text-properties officeooo:rsid="000c4beb"/>
    </style:style>
    <style:style style:name="T12" style:family="text">
      <style:text-properties officeooo:rsid="00157ad9"/>
    </style:style>
    <style:style style:name="T13" style:family="text">
      <style:text-properties officeooo:rsid="001782eb"/>
    </style:style>
    <style:style style:name="T14" style:family="text">
      <style:text-properties style:text-underline-style="none" officeooo:rsid="000b0a9e"/>
    </style:style>
    <style:style style:name="T15" style:family="text">
      <style:text-properties officeooo:rsid="0018cedd"/>
    </style:style>
    <style:style style:name="T16" style:family="text">
      <style:text-properties fo:font-size="12pt" fo:language="zxx" fo:country="none" fo:font-weight="bold" officeooo:rsid="0020cd6e" style:font-size-asian="12pt" style:language-asian="zxx" style:country-asian="none" style:font-weight-asian="bold" style:font-size-complex="12pt" style:language-complex="zxx" style:country-complex="none" style:font-weight-complex="bold"/>
    </style:style>
    <style:style style:name="T17" style:family="text">
      <style:text-properties fo:font-size="12pt" fo:language="zxx" fo:country="none" fo:font-weight="normal" officeooo:rsid="0020cd6e" style:font-size-asian="12pt" style:language-asian="zxx" style:country-asian="none" style:font-weight-asian="normal" style:font-size-complex="12pt" style:language-complex="zxx" style:country-complex="none" style:font-weight-complex="normal"/>
    </style:style>
    <style:style style:name="T18" style:family="text">
      <style:text-properties fo:font-style="normal" style:font-style-asian="normal" style:font-style-complex="normal"/>
    </style:style>
    <style:style style:name="T19" style:family="text">
      <style:text-properties fo:font-style="normal" officeooo:rsid="00068ecc" style:font-style-asian="normal" style:font-style-complex="normal"/>
    </style:style>
    <style:style style:name="T20" style:family="text">
      <style:text-properties officeooo:rsid="00296de0"/>
    </style:style>
    <style:style style:name="T21" style:family="text">
      <style:text-properties officeooo:rsid="002aca49"/>
    </style:style>
    <style:style style:name="T22" style:family="text">
      <style:text-properties officeooo:rsid="002b2ca5"/>
    </style:style>
    <style:style style:name="T23" style:family="text">
      <style:text-properties officeooo:rsid="002c2025"/>
    </style:style>
    <style:style style:name="T24" style:family="text">
      <style:text-properties officeooo:rsid="0031a1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3">B</text:span><text:span text:style-name="T2">asi di Dati – Antonio Vivace</text:span></text:p>
      <text:p text:style-name="P29"><text:span text:style-name="T3">P</text:span><text:span text:style-name="T2">rogettazione Logica</text:span></text:p>
      <text:p text:style-name="P2"/>
      <text:p text:style-name="P30">Fasi della progettazione logica</text:p>
      <text:p text:style-name="P3">Le attività principali della progettazione logica sono:</text:p>
      <text:p text:style-name="P3"/>
      <text:list xml:id="list5474375474822937065" text:style-name="L1">
        <text:list-item>
          <text:p text:style-name="P40"><text:span text:style-name="T4">Ristrutturazione dello schema Entità-Relazione</text:span>, è una fase indipendente dal modello logico scelto e si basa su criteri di ottimizzazione dello schema e di semplificaizone della fase successiva.</text:p>
        </text:list-item>
        <text:list-item>
          <text:p text:style-name="P40"><text:span text:style-name="T4">Traduzione verso il modello logico</text:span>, fa riferimento a uno specifico modello logico(nel nostro caso il modello relazionale) e può includere una ulteriore ottimizzazione che si basa sulle caratteristiche del modello logico stesso.</text:p>
        </text:list-item>
      </text:list>
      <text:p text:style-name="P3"/>
      <text:p text:style-name="P1"><text:span text:style-name="T6">L'input della prima fase è costit</text:span><text:span text:style-name="T19">uito dall</text:span><text:span text:style-name="T18">o schema concettuale e il carico applicativo previsto, in termini di dimensione dei dati e caratteristiche delle</text:span> operazioni. Il risultao è uno schema E-R ristrutturato, che non è più uno schema concettuale nel senso stretto del termine, in quanto costituisce una rappresentazione dei dati che <text:span text:style-name="T4">tiene conto degli aspetti realizzativi</text:span>. </text:p>
      <text:p text:style-name="P1">Questo schema e il modello logico scelto costituiscono l'input della seconda fase, che produce lo schema logico della nostra base di dati. In questa seconda fase è possibile effettuare verifiche della qualità dello schema ed eventuali ulteriori ottimizzazioni mediante tecniche basate sulle caratteristiche del modello logico.</text:p>
      <text:p text:style-name="P1">Lo schema logico finale, i vincoli di integrità definiti su di esso e la relativa documentazione, costituiscono i prodotti finali della progettazione logica.</text:p>
      <text:p text:style-name="P1"/>
      <text:p text:style-name="P31">Analisi delle prestazioni su schemi E-R</text:p>
      <text:p text:style-name="P4">Uno schema E-R può essere modificato per ottimizzare alcuni indici di prestazione del progetto. Parliamo di indici di prestazione e non di prestazioni perchè in realtà le prestazioni di una base di dati non sono valutabili in maniera precise in sede di progettazione logica, in quanto dipendenti anche da parametri fisici, del DBMS che verrà utilizzato e da altri fattori difficilmente prevedibili in questa fase.</text:p>
      <text:p text:style-name="P4">Facendo uso di alcune schematizzazioni è comunque possibile effettuare studi di massima dei due parametri che <text:span text:style-name="T4">generalmente</text:span> regolano le prestazioni dei sistemi software:</text:p>
      <text:p text:style-name="P4"/>
      <text:list xml:id="list2885279066774021247" text:style-name="L2">
        <text:list-item>
          <text:p text:style-name="P41"><text:span text:style-name="T4">costo di una operazione</text:span>: valutato in termini di numero di occorrenze di entità e associazioni che mediamente vanno visitate per rispondere a una operazione sulla base di dati;</text:p>
        </text:list-item>
        <text:list-item>
          <text:p text:style-name="P49"><text:soft-page-break/>occupazione di memoria<text:span text:style-name="T2">: valutato in termini dello spazio di memoria necessario per memorizzare i dati descritti dallo schema.</text:span></text:p>
        </text:list-item>
      </text:list>
      <text:p text:style-name="P5"/>
      <text:p text:style-name="P5">Per studiare questi parametri abbiamo bisogno di conoscere lo schema e le seguenti informazioni:</text:p>
      <text:p text:style-name="P5"/>
      <text:list xml:id="list7359644014188218250" text:style-name="L3">
        <text:list-item>
          <text:p text:style-name="P50"><text:span text:style-name="T16">Volume dei dati</text:span><text:span text:style-name="T17">, ovvero:</text:span></text:p>
          <text:list>
            <text:list-item>
              <text:p text:style-name="P42">numero di occorrenze di ogni entità e associazone dello schema;</text:p>
            </text:list-item>
            <text:list-item>
              <text:p text:style-name="P42">dimensioni di ciascun attributo (di entità o associazione).</text:p>
            </text:list-item>
          </text:list>
        </text:list-item>
        <text:list-item>
          <text:p text:style-name="P50"><text:span text:style-name="T16">Caratteristiche delle operazioni</text:span><text:span text:style-name="T17">, ovvero:</text:span></text:p>
          <text:list>
            <text:list-item>
              <text:p text:style-name="P42">tipo dell'operazione (interattiva o batch);</text:p>
            </text:list-item>
            <text:list-item>
              <text:p text:style-name="P42">frequenza (numero medio di esecuzioni in un certo intervallo di tempo);</text:p>
            </text:list-item>
            <text:list-item>
              <text:p text:style-name="P42">dati coinvolti (entità e/o associazioni).</text:p>
            </text:list-item>
          </text:list>
        </text:list-item>
      </text:list>
      <text:p text:style-name="P6"/>
      <text:p text:style-name="P31">Ristrutturazione di schemi E-R</text:p>
      <text:p text:style-name="P6">Questa fase si può suddividere in una serie di passi da effettuare in sequenza</text:p>
      <text:p text:style-name="P6"/>
      <text:list xml:id="list4333136003090560055" text:style-name="L4">
        <text:list-item>
          <text:p text:style-name="P43"><text:span text:style-name="T4">Analisi delle ridondanze</text:span>. Si decide se eliminare o mantenere eventuali ridondanze presenti nello schema.</text:p>
        </text:list-item>
        <text:list-item>
          <text:p text:style-name="P43"><text:span text:style-name="T4">Eliminazione delle generalizzazioni</text:span>. Tutte le generalizzazioni presenti nello schema vengono analizzate e sostituite da altri costrutti.</text:p>
        </text:list-item>
        <text:list-item>
          <text:p text:style-name="P43"><text:span text:style-name="T4">Partizionamento/accorpamento di entità e associazioni</text:span>. Si decide se è opportuno partizionare concetti dello schema (entità e/o associazioni<text:span text:style-name="T8">) in più concetti o, viceversa, accorpare concetti separati in un unico concetto.</text:span></text:p>
        </text:list-item>
        <text:list-item>
          <text:p text:style-name="P44"><text:span text:style-name="T4">Scelta degli identificatori principali</text:span>. Si seleziona un identificatore per quelle entità che ne hanno più di uno.</text:p>
        </text:list-item>
      </text:list>
      <text:p text:style-name="P7"/>
      <text:p text:style-name="P34">Analisi delle ridondanze</text:p>
      <text:p text:style-name="P8">Una ridondanza in uno schema concettuale corrispond alla presenza di un dato che può essere derivato (ovvero ottinibile attraverso una serie di operazioni) da altri dati. In uno schema E-R si possono presentare varie forme di ridondanza.</text:p>
      <text:p text:style-name="P8"/>
      <text:list xml:id="list7905089260963692996" text:style-name="L5">
        <text:list-item>
          <text:p text:style-name="P45">Attributi derivabili, occorenza per occorenza, da altri attributi della stessa entità (o associazione);</text:p>
        </text:list-item>
        <text:list-item>
          <text:p text:style-name="P45">Attributi derivabili da attributi di altre entità (o associazioni), di solito attraverso funzoni aggregative;</text:p>
        </text:list-item>
        <text:list-item>
          <text:p text:style-name="P45">Attributi derivabili da operazioni di conteggio di occorrenze;</text:p>
        </text:list-item>
        <text:list-item>
          <text:p text:style-name="P45">Attributi derivabili dalla composizione di altre associazioni in presenza di cicli.</text:p>
        </text:list-item>
      </text:list>
      <text:p text:style-name="P9"/>
      <text:p text:style-name="P9">La presenza di un dato derivato presenta il vantaggio di <text:span text:style-name="T4">ridurre</text:span> gli accessi necessari per <text:soft-page-break/>calcolarlo, ma anche lo svantaggio di una maggiore occupazione di memoria (costo molto spesso trascurabile) e la necessità di effetuare <text:span text:style-name="T4">operazioni</text:span> <text:span text:style-name="T4">aggiuntive</text:span> per mantenere il dato derivato aggiornato.</text:p>
      <text:p text:style-name="P9"/>
      <text:p text:style-name="P35">Eliminazione delle generalizzazioni</text:p>
      <text:p text:style-name="P9">I sistemi tradizionali per la gestione delle basi di dati non consentono di rappresentare direttamente una generalizzazione. Risulta dunque necessario trasformare questo costrutto in altri costrutti del modello E-R per i quali invece esiste un implementazione naturale: entità e associazioni.</text:p>
      <text:p text:style-name="P9"/>
      <text:p text:style-name="P10">Le seguenti ristrutturazioni eliminano le generalizzazioni:</text:p>
      <text:p text:style-name="P9"/>
      <text:list xml:id="list4253519591822227991" text:style-name="L6">
        <text:list-item>
          <text:p text:style-name="P46"><text:span text:style-name="T4">Accorpamento delle figlie della generalizzazione nel genitore</text:span>. <text:span text:style-name="T9">Le entità figlie vengono eliminate e le loro proprietà (attributi e partecipazioni ad associazioni e generalizzazioni) vengono aggiunte all'entità genitore. A tale entità viene aggiunto un ulteriore attributo che serve a distinguere il "tipo" di una occorrenza, cioè se e a quale figlia apparteneva.<text:line-break/>E' conveniente quando le operazioni non fanno molta distinzione tra le occorrenze e tra gli attributi delle entità. Anche se con questa scelta si consumerà più memoria per la presenza di valori nulli, essa ci assicura un numero minore di accessi rispetto alle altre nelle quali le occorrenze e gli attributi sono distribuiti tra le varie entità.</text:span></text:p>
        </text:list-item>
        <text:list-item>
          <text:p text:style-name="P46"><text:span text:style-name="T4">Accorpamento del genitore della generalizzazione nelle figlie</text:span>. <text:span text:style-name="T10">L'entità genitore viene eliminata e tutti i suoi attributi, il suo identificatore e le sue relazioni a cui tale entità partecipava, vengono aggiunti alle entità figlie.<text:line-break/>Questa alternativa è possibile solo se la generalizzazione è totale, altrimenti le occorrenze dell'entità genitore che non sono occorrenze di alcuna delle entità figlie non sarebbero rappresentabili.<text:line-break/></text:span><text:span text:style-name="T14">E' conveniente</text:span><text:span text:style-name="T10"> quando ci sono operazioni che si riferiscono solo a occorrenze delle entità figlie e avremmo un risparmio di memoria rispetto alla prima alternativa perchè, in linea teoria, gli attributi non assumono mai valori nulli. C'è inoltre una riduzione degli accessi rispetto alla prossima scelta descritta perchè non si deve visitare l'entità padre per accedere ad alcuni degli attributi delle entità figlie.</text:span></text:p>
        </text:list-item>
        <text:list-item>
          <text:p text:style-name="P46"><text:span text:style-name="T4">Sostituzione della generalizzazione con associazioni</text:span>. <text:span text:style-name="T12">La generalizzazione si trasforma in due associazioni uno a uno che legano rispettivamente l'entità genitore con le entità figlie. Non ci sono trasferimenti di attributi o associazioni ma vanno aggiunti dei vincoli.<text:line-break/>E' conveniente quando la generalizzazione non è totale (sebbene non sia necessario) e ci sono operazioni che si riferiscono solo a occorenze delle entità figlie o a solo occorrenze dell'entità genitore. Abbiamo un risparmio di memoria </text:span><text:soft-page-break/><text:span text:style-name="T12">rispetto alla prima alternativa per l'assenza di valori nulli, ma c'è un incremento degli accessi per mantenere la consistenza delle occorrenze rispetto ai vincoli introdotti.</text:span></text:p>
        </text:list-item>
      </text:list>
      <text:p text:style-name="P9"/>
      <text:p text:style-name="P11"><text:span text:style-name="T13">L</text:span>a scelta tra le varie alternative deve essere fatta considerando <text:span text:style-name="T13">gli scenari e </text:span>vantaggi e svantaggi di ognuna delle scelte possibili relativamente alla <text:span text:style-name="T4">occupazione di memoria e al costo delle operazioni coinvolte</text:span>.</text:p>
      <text:p text:style-name="P12"/>
      <text:p text:style-name="P12">In alcuni casi critici vanno <text:span text:style-name="T15">però</text:span> considerati <text:span text:style-name="T4">altri fattori</text:span> quali le dimensioni dei domini degli attributi e la quant<text:span text:style-name="T23">i</text:span>tà di dati che è possibile recuperare con una sola operazione di accesso a memoria secondaria.</text:p>
      <text:p text:style-name="P13"/>
      <text:p text:style-name="P37">Partizionamento/accorpamento di concetti</text:p>
      <text:p text:style-name="P14">Entità e associazioni in uno schema E-R possono essere partizionati o accorpati per garantire una maggior efficienza delle operazioni in base al seguente principio: gli accessi si riducono separando attributi di uno stesso concetto che vengono acceduti da operazioni diverse e raggrupando attributi di concetti diversi che vengono acceduti dalle medesime operazioni. Le stesse tecniche discusse per la l'analisi delle generalizzazioni possono essere usate per prendere decisioni di questo tipo.</text:p>
      <text:p text:style-name="P15"/>
      <text:p text:style-name="P26">Partizionamenti di entità</text:p>
      <text:p text:style-name="P17">Questa ristrutturazione è conveniente se le operazioni che coinvolgono frequentemente l'entità originaria richiedono attributi solo in una partizione alla volta. Un partizionamento di questo tipo è un esempio di <text:span text:style-name="T7">decomposizione verticale</text:span> di un'entità, nel senso che suddivide il concetto operando sui suoi attributi. E' comunque possibile una decomposizione orizzontale, nelle quali la suddivisione avviene sulle occorrenze dell'entità (questi partizionamenti hanno però l'effetto collaterale di dover duplicare tutte le associazioni in cui l'entità originaria partecipa).</text:p>
      <text:p text:style-name="P16"/>
      <text:p text:style-name="P27">Eliminazione di attributi multivalore</text:p>
      <text:p text:style-name="P18">Questa ristrutturazione si rende necessaria perchè, come per le generalizzazioni, il modello relazione non permette di rappresentare in maniera diretta un attributo di tipo multivalore.</text:p>
      <text:p text:style-name="P16"/>
      <text:p text:style-name="P27">Accorpamento di entità</text:p>
      <text:p text:style-name="P19">L'accorpamento è l'operazione inversa del partizionamento, viene di solito effettuato su associazioni di tipo uno a uno, raramente su associazioni uno a molti e praticamente mai su relazioni molti a molti (queste ultime generano ridondanze). E' facile dimostrare che si possono presentare ridondanze su attributi non chiave dell'entità che partecipava all'associazione originaria con una cardinalità massima pari a N.</text:p>
      <text:p text:style-name="P16"/>
      <text:p text:style-name="P26"><text:soft-page-break/>Altri tipi di partizionamento/accorpamento</text:p>
      <text:p text:style-name="P20">I concetti di partizionamento e accorpamento possono essere applicati anche alle associazioni. Può convenire <text:span text:style-name="T4">decomporre</text:span> un'associazioni tra due entità in du<text:span text:style-name="T20">e</text:span> (o più) associazioni tra le medesime entità, per separare occorrenze dell'associazioni originale accedute sempre separatamente <text:span text:style-name="T20">e</text:span>, viceversa, <text:span text:style-name="T4">accorpare</text:span> due (o più) associazioni tra le medesime entità (che si riferiscono però a due a<text:span text:style-name="T20">sp</text:span>etti dello stesso concetto) in un'unica associazione, quando le relative occorrenze vengono sempre accedute contemporaneamente.</text:p>
      <text:p text:style-name="P16"/>
      <text:p text:style-name="P37">Scelta degli identificatori principali</text:p>
      <text:p text:style-name="P21">La scelta degli identificatori principali è essenziale nelle traduzioni verso il modello relazionale perchè in questo modello le chiavi vengono usate per stabilire legami tra dati in relazioni diverse. <text:span text:style-name="T21">Inoltre i DBMS richiedono generalmente di specificare una chiave primaria sulla quale vengono costruite automaticamente delle strutture ausiliarie, dette indici, per il reperimento efficiente dei dati. Nei casi in cui esistono entità per le uqali sono stati specificati più identificatori, </text:span><text:span text:style-name="T5">bisogna decidere quale di questi identificatori verrà utilizzato come chiave primaria</text:span><text:span text:style-name="T21">.</text:span></text:p>
      <text:p text:style-name="P22">I criteri di decisione per questa scelta sono i seguenti.</text:p>
      <text:p text:style-name="P22"/>
      <text:list xml:id="list8545385019472691105" text:style-name="L7">
        <text:list-item>
          <text:p text:style-name="P47"><text:span text:style-name="T4">Gli attributi con valori nulli non possono costituire identificatori principali</text:span>. Tali attributi non garantiscono l'accesso a tutte le occorrenze.</text:p>
        </text:list-item>
        <text:list-item>
          <text:p text:style-name="P47"><text:span text:style-name="T4">Un identificatore composto da uno o da pochi attributi è da preferire a identificatori costituiti da molti attributi</text:span>. Questo garantisce che le strutture ausiliarie create per accedere ai dati (gli indici) siano di dimensioni ridotte, permette un risparmio di memoria nella realizzazione dei legami logici tra le varie relazioni e facilita le operazioni di join.</text:p>
        </text:list-item>
        <text:list-item>
          <text:p text:style-name="P47"><text:span text:style-name="T4">Un identificatore interno con pochi attributi è da preferire a un identificatore esterno, che magari coinvolge diverse entità</text:span>. Gli identificatori esterni vengono tradotti in chiavi che includono gli identificatori delle entità coinvolte nell'intificazione esterna: chiaramente in questa maniera si possono generare chiavi con molti attributi.</text:p>
        </text:list-item>
        <text:list-item>
          <text:p text:style-name="P47"><text:span text:style-name="T4">Un identificatore che viene utilizzato da molte operazioni per accedere alle occorrenze di un'entità è da preferire rispetto agli altri</text:span>. <text:span text:style-name="T22">In questa maniera infatti tali operazioni possono essere eseguite efficientemente perchè possono trarre vantaggio dagli indici creati automaticamente dal DBMS.</text:span></text:p>
        </text:list-item>
      </text:list>
      <text:p text:style-name="P22"/>
      <text:p text:style-name="P23">Se, a questo punto, nessuno degli identificatori candidati soddisfa tali requisiti, è possibile pensare di introdurre un ulteriore attributo dell'entità: questo attributo conterrà valori speciali (detti <text:span text:style-name="T7">codici</text:span>) generati appositamente per identificare le occorrenze delle entità.</text:p>
      <text:p text:style-name="P23">E' inoltre possibile definire degli <text:span text:style-name="T7">indici secondari</text:span>, ovvero quegli identificatori non <text:soft-page-break/>selezionati come prinicpali ma utilizzati da qualche operazione per accedere ai dati.</text:p>
      <text:p text:style-name="P22"/>
      <text:p text:style-name="P37"/>
      <text:p text:style-name="P32">Traduzione verso il modello relazionale</text:p>
      <text:p text:style-name="P24">Questa fase della progettazione logica consiste in una traduzione tra modelli di dati diversi: a partire da uno schema E-R ristrutturato si costruisce uno schema logico equivalente, in grado cioè di rappresentare le medesime informaizioni. </text:p>
      <text:p text:style-name="P37"/>
      <text:p text:style-name="P37">Entità e associazioni molti a molti</text:p>
      <text:p text:style-name="P24">La traduzione naturale nel modello relazionale di questo caso prevede:</text:p>
      <text:p text:style-name="P24"/>
      <text:list xml:id="list7243257534463695568" text:style-name="L8">
        <text:list-item>
          <text:p text:style-name="P48">per ogni entità, una relazione con lo stesso nome avente per attributi i medesimi attributi dell'entità e per chiave il suo identificatore;</text:p>
        </text:list-item>
        <text:list-item>
          <text:p text:style-name="P48">per l'associazione, una relazione con lo stesso nome avente per attributi gli attributi dell'associazione e gli identificatori delle entità coinvolte; tali identificatori formano la chiave della relazione.</text:p>
        </text:list-item>
      </text:list>
      <text:p text:style-name="P24"/>
      <text:p text:style-name="P24">Se gli attributi originali di entità o associazioni sono opzionali, i corrispondenti attributi di relazione possono assumere valori nulli.</text:p>
      <text:p text:style-name="P37"/>
      <text:p text:style-name="P37">Associazioni uno a molti</text:p>
      <text:p text:style-name="P16">todo</text:p>
      <text:p text:style-name="P36"/>
      <text:p text:style-name="P36">E<text:span text:style-name="T11">ntità con identificatore esterno</text:span></text:p>
      <text:p text:style-name="P16">todo</text:p>
      <text:p text:style-name="P37"/>
      <text:p text:style-name="P37">Associazioni uno a uno</text:p>
      <text:p text:style-name="P16">todo</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39"><text:span text:style-name="T3">T</text:span><text:span text:style-name="T2">itle 1</text:span></text:p>
      <text:p text:style-name="P33"><text:span text:style-name="T3">T</text:span><text:span text:style-name="T2">itle 2</text:span></text:p>
      <text:p text:style-name="P38">Title 3</text:p>
      <text:p text:style-name="P28">Title 4</text:p>
      <text:p text:style-name="P2">Paragraph Text</text:p>
      <text:p text:style-name="P51">Monospaced Tex<text:span text:style-name="T1">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Oxygen Mono" svg:font-family="'Oxygen Mono'"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oto Sans" svg:font-family="'Noto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9M29S</meta:editing-duration>
    <meta:editing-cycles>27</meta:editing-cycles>
    <meta:generator>LibreOffice/5.1.4.1$Linux_X86_64 LibreOffice_project/10m0$Build-1</meta:generator>
    <dc:date>2016-06-19T11:20:21.370186791</dc:date>
    <meta:document-statistic meta:table-count="0" meta:image-count="0" meta:object-count="0" meta:page-count="7" meta:paragraph-count="81" meta:word-count="1873" meta:character-count="13068" meta:non-whitespace-character-count="11301"/>
    <meta:user-defined meta:name="Info 1"/>
    <meta:user-defined meta:name="Info 2"/>
    <meta:user-defined meta:name="Info 3"/>
    <meta:user-defined meta:name="Info 4"/>
  </office:meta>
</office:document-meta>
</file>